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age (days)</text:p>
          </table:table-cell>
          <table:table-cell office:value-type="string">
            <text:p>repetitions</text:p>
          </table:table-cell>
          <table:table-cell office:value-type="string">
            <text:p>waiting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table:formula="of:=(1/[.B2]+1/[.C2])*[.D2]" office:value-type="float" office:value="1.1">
            <text:p>1.1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(1/[.B3]+1/[.C3])*[.D3]" office:value-type="float" office:value="0.315">
            <text:p>0.315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formula="of:=(1/[.B4]+1/[.C4])*[.D4]" office:value-type="float" office:value="0.49">
            <text:p>0.4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1/[.B5]+1/[.C5])*[.D5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(1/[.B6]+1/[.C6])*[.D6]" office:value-type="float" office:value="8.33333333333333">
            <text:p>8.3333333333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16:57:40</meta:creation-date>
    <dc:date>2014-06-14T17:53:44</dc:date>
    <meta:editing-duration>PT25M33S</meta:editing-duration>
    <meta:editing-cycles>1</meta:editing-cycles>
    <meta:document-statistic meta:table-count="3" meta:cell-count="26" meta:object-count="0"/>
    <meta:generator>LibreOffice/3.5$Linux_x86 LibreOffice_project/350m1$Build-2</meta:generator>
  </office:meta>
</office:document-meta>
</file>